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E92000005116F247319.svm"/>
  <manifest:file-entry manifest:media-type="" manifest:full-path="Pictures/20000007000060A40000072386FFD415.svm"/>
  <manifest:file-entry manifest:media-type="" manifest:full-path="Pictures/200000070000600500002F08FB15E1D9.svm"/>
  <manifest:file-entry manifest:media-type="" manifest:full-path="Pictures/2000000700004487000008B06DD053BE.svm"/>
  <manifest:file-entry manifest:media-type="" manifest:full-path="Pictures/2000000700002F8C000016BEAA7E14CB.svm"/>
  <manifest:file-entry manifest:media-type="" manifest:full-path="Pictures/200000070000614200000860F5CA784E.svm"/>
  <manifest:file-entry manifest:media-type="" manifest:full-path="Pictures/2000000700005B290000313343CCCA58.svm"/>
  <manifest:file-entry manifest:media-type="" manifest:full-path="Pictures/200000070000557A00002FC16096EA7C.svm"/>
  <manifest:file-entry manifest:media-type="" manifest:full-path="Pictures/200000070000603A00000860ADDDB0CC.svm"/>
  <manifest:file-entry manifest:media-type="" manifest:full-path="Pictures/2000000700004F2C00002A2C80F143E6.svm"/>
  <manifest:file-entry manifest:media-type="" manifest:full-path="Pictures/2000000700005FD00000293EE98880CC.svm"/>
  <manifest:file-entry manifest:media-type="" manifest:full-path="Pictures/20000007000037EB000018655EF30E06.svm"/>
  <manifest:file-entry manifest:media-type="" manifest:full-path="Pictures/200000070000221C00001C885D679982.svm"/>
  <manifest:file-entry manifest:media-type="" manifest:full-path="Pictures/2000000700004FE50000108A124F3723.svm"/>
  <manifest:file-entry manifest:media-type="" manifest:full-path="Pictures/2000000700005CEB00002B6AF05B1AA7.svm"/>
  <manifest:file-entry manifest:media-type="" manifest:full-path="Pictures/20000007000053ED000034EC5C501334.svm"/>
  <manifest:file-entry manifest:media-type="" manifest:full-path="Pictures/2000000700005A3B000004736FF8D342.svm"/>
  <manifest:file-entry manifest:media-type="" manifest:full-path="Pictures/2000000700006054000007A7E09C1370.svm"/>
  <manifest:file-entry manifest:media-type="" manifest:full-path="Pictures/2000000700005F3100000895BB1880EC.svm"/>
  <manifest:file-entry manifest:media-type="" manifest:full-path="Pictures/2000000700005F81000004F70E658854.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591cm" table:align="left"/>
    </style:style>
    <style:style style:name="Table1.A" style:family="table-column">
      <style:table-column-properties style:column-width="16.591cm"/>
    </style:style>
    <style:style style:name="Table1.A1" style:family="table-cell">
      <style:table-cell-properties style:vertical-align="middle" fo:padding="0.049cm" fo:border="none"/>
    </style:style>
    <style:style style:name="Table2" style:family="table">
      <style:table-properties style:width="10.453cm" table:align="left"/>
    </style:style>
    <style:style style:name="Table2.A" style:family="table-column">
      <style:table-column-properties style:column-width="10.453cm"/>
    </style:style>
    <style:style style:name="Table2.A1" style:family="table-cell">
      <style:table-cell-properties style:vertical-align="middle" fo:padding="0.049cm" fo:border="none"/>
    </style:style>
    <style:style style:name="Table3" style:family="table">
      <style:table-properties style:width="15.533cm" table:align="left"/>
    </style:style>
    <style:style style:name="Table3.A" style:family="table-column">
      <style:table-column-properties style:column-width="15.533cm"/>
    </style:style>
    <style:style style:name="Table3.A1" style:family="table-cell">
      <style:table-cell-properties style:vertical-align="middle" fo:padding="0.049cm" fo:border="none"/>
    </style:style>
    <style:style style:name="Table4" style:family="table">
      <style:table-properties style:width="14.686cm" table:align="left"/>
    </style:style>
    <style:style style:name="Table4.A" style:family="table-column">
      <style:table-column-properties style:column-width="14.686cm"/>
    </style:style>
    <style:style style:name="Table4.A1" style:family="table-cell">
      <style:table-cell-properties style:vertical-align="middle" fo:padding="0.049cm" fo:border="none"/>
    </style:style>
    <style:style style:name="Table5" style:family="table">
      <style:table-properties style:width="9.818cm" table:align="left"/>
    </style:style>
    <style:style style:name="Table5.A" style:family="table-column">
      <style:table-column-properties style:column-width="9.818cm"/>
    </style:style>
    <style:style style:name="Table5.A1" style:family="table-cell">
      <style:table-cell-properties style:vertical-align="middle" fo:padding="0.049cm" fo:border="none"/>
    </style:style>
    <style:style style:name="Table6" style:family="table">
      <style:table-properties style:width="4.738cm" table:align="left"/>
    </style:style>
    <style:style style:name="Table6.A" style:family="table-column">
      <style:table-column-properties style:column-width="4.738cm"/>
    </style:style>
    <style:style style:name="Table6.A1" style:family="table-cell">
      <style:table-cell-properties style:vertical-align="middle" fo:padding="0.049cm" fo:border="none"/>
    </style:style>
    <style:style style:name="Table7" style:family="table">
      <style:table-properties style:width="9.394cm" table:align="left"/>
    </style:style>
    <style:style style:name="Table7.A" style:family="table-column">
      <style:table-column-properties style:column-width="9.394cm"/>
    </style:style>
    <style:style style:name="Table7.A1" style:family="table-cell">
      <style:table-cell-properties style:vertical-align="middle" fo:padding="0.049cm" fo:border="none"/>
    </style:style>
    <style:style style:name="Table8" style:family="table">
      <style:table-properties style:width="4.949cm" table:align="left"/>
    </style:style>
    <style:style style:name="Table8.A" style:family="table-column">
      <style:table-column-properties style:column-width="4.949cm"/>
    </style:style>
    <style:style style:name="Table8.A1" style:family="table-cell">
      <style:table-cell-properties style:vertical-align="middle" fo:padding="0.049cm" fo:border="none"/>
    </style:style>
    <style:style style:name="Table9" style:family="table">
      <style:table-properties style:width="13.628cm" table:align="left"/>
    </style:style>
    <style:style style:name="Table9.A" style:family="table-column">
      <style:table-column-properties style:column-width="13.628cm"/>
    </style:style>
    <style:style style:name="Table9.A1" style:family="table-cell">
      <style:table-cell-properties style:vertical-align="middle" fo:padding="0.049cm" fo:border="none"/>
    </style:style>
    <style:style style:name="Table10" style:family="table">
      <style:table-properties style:width="13.416cm" table:align="left"/>
    </style:style>
    <style:style style:name="Table10.A" style:family="table-column">
      <style:table-column-properties style:column-width="13.416cm"/>
    </style:style>
    <style:style style:name="Table10.A1" style:family="table-cell">
      <style:table-cell-properties style:vertical-align="middle" fo:padding="0.049cm" fo:border="none"/>
    </style:style>
    <style:style style:name="Table11" style:family="table">
      <style:table-properties style:width="11.299cm" table:align="left"/>
    </style:style>
    <style:style style:name="Table11.A" style:family="table-column">
      <style:table-column-properties style:column-width="11.299cm"/>
    </style:style>
    <style:style style:name="Table11.A1" style:family="table-cell">
      <style:table-cell-properties style:vertical-align="middle" fo:padding="0.049cm" fo:border="none"/>
    </style:style>
    <style:style style:name="Table12" style:family="table">
      <style:table-properties style:width="12.358cm" table:align="left"/>
    </style:style>
    <style:style style:name="Table12.A" style:family="table-column">
      <style:table-column-properties style:column-width="12.358cm"/>
    </style:style>
    <style:style style:name="Table12.A1" style:family="table-cell">
      <style:table-cell-properties style:vertical-align="middle" fo:padding="0.049cm" fo:border="none"/>
    </style:style>
    <style:style style:name="Table13" style:family="table">
      <style:table-properties style:width="5.373cm" table:align="left"/>
    </style:style>
    <style:style style:name="Table13.A" style:family="table-column">
      <style:table-column-properties style:column-width="5.373cm"/>
    </style:style>
    <style:style style:name="Table13.A1" style:family="table-cell">
      <style:table-cell-properties style:vertical-align="middle" fo:padding="0.049cm" fo:border="none"/>
    </style:style>
    <style:style style:name="Table14" style:family="table">
      <style:table-properties style:width="17.226cm" table:align="left"/>
    </style:style>
    <style:style style:name="Table14.A" style:family="table-column">
      <style:table-column-properties style:column-width="17.226cm"/>
    </style:style>
    <style:style style:name="Table14.A1" style:family="table-cell">
      <style:table-cell-properties style:vertical-align="middle" fo:padding="0.049cm" fo:border="none"/>
    </style:style>
    <style:style style:name="Table15" style:family="table">
      <style:table-properties style:width="8.124cm" table:align="left"/>
    </style:style>
    <style:style style:name="Table15.A" style:family="table-column">
      <style:table-column-properties style:column-width="8.124cm"/>
    </style:style>
    <style:style style:name="Table15.A1" style:family="table-cell">
      <style:table-cell-properties style:vertical-align="middle" fo:padding="0.049cm" fo:border="none"/>
    </style:style>
    <style:style style:name="Table16" style:family="table">
      <style:table-properties style:width="1.351cm" table:align="left"/>
    </style:style>
    <style:style style:name="Table16.A" style:family="table-column">
      <style:table-column-properties style:column-width="1.351cm"/>
    </style:style>
    <style:style style:name="Table16.A1" style:family="table-cell">
      <style:table-cell-properties style:vertical-align="middle" fo:padding="0.049cm" fo:border="none"/>
    </style:style>
    <style:style style:name="Table17" style:family="table">
      <style:table-properties style:width="16.379cm" table:align="left"/>
    </style:style>
    <style:style style:name="Table17.A" style:family="table-column">
      <style:table-column-properties style:column-width="16.379cm"/>
    </style:style>
    <style:style style:name="Table17.A1" style:family="table-cell">
      <style:table-cell-properties style:vertical-align="middle" fo:padding="0.049cm" fo:border="none"/>
    </style:style>
    <style:style style:name="Table18" style:family="table">
      <style:table-properties style:width="1.351cm" table:align="left"/>
    </style:style>
    <style:style style:name="Table18.A" style:family="table-column">
      <style:table-column-properties style:column-width="1.351cm"/>
    </style:style>
    <style:style style:name="Table18.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Preformatted_20_Text">
      <style:paragraph-properties fo:margin-top="0cm" fo:margin-bottom="0.499cm"/>
    </style:style>
    <style:style style:name="P3" style:family="paragraph" style:parent-style-name="Preformatted_20_Text">
      <style:paragraph-properties fo:margin-top="0cm" fo:margin-bottom="0.499cm"/>
    </style:style>
    <style:style style:name="P4" style:family="paragraph" style:parent-style-name="Text_20_body" style:list-style-name="L1"/>
    <style:style style:name="P5" style:family="paragraph" style:parent-style-name="Text_20_body" style:list-style-name="L2"/>
    <style:style style:name="P6" style:family="paragraph" style:parent-style-name="Text_20_body" style:list-style-name="L3"/>
    <style:style style:name="P7" style:family="paragraph" style:parent-style-name="Text_20_body">
      <style:paragraph-properties fo:margin-top="0cm" fo:margin-bottom="0cm"/>
    </style:style>
    <style:style style:name="P8" style:family="paragraph" style:parent-style-name="Text_20_body" style:list-style-name="L1">
      <style:paragraph-properties fo:margin-top="0cm" fo:margin-bottom="0cm"/>
    </style:style>
    <style:style style:name="P9" style:family="paragraph" style:parent-style-name="Text_20_body" style:list-style-name="L2">
      <style:paragraph-properties fo:margin-top="0cm" fo:margin-bottom="0cm"/>
    </style:style>
    <style:style style:name="P10" style:family="paragraph" style:parent-style-name="Text_20_body" style:list-style-name="L3">
      <style:paragraph-properties fo:margin-top="0cm" fo:margin-bottom="0cm"/>
    </style:style>
    <style:style style:name="P1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italic"/>
    </style:style>
    <style:style style:name="T2" style:family="text">
      <style:text-properties fo:background-color="#ffff00"/>
    </style:style>
    <style:style style:name="T3"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a New Type</text:h>
      <text:p text:style-name="Text_20_body">We're going to explore classes by writing a class register class.<text:line-break/><text:line-break/>In the example, we will use Canadian currency including the Loonie ($1) and the Toonie ($2). </text:p>
      <text:h text:style-name="Heading_20_2" text:outline-level="2">Example</text:h>
      <text:p text:style-name="Text_20_body">Consider this program:</text:p>
      <table:table table:name="Table1" table:style-name="Table1">
        <table:table-column table:style-name="Table1.A"/>
        <table:table-row>
          <table:table-cell table:style-name="Table1.A1" office:value-type="string">
            <text:p text:style-name="Preformatted_20_Text"># A cash register with 5 loonies, 5 toonies, 5 fives, 5 tens, and 5 twenties,</text:p>
            <text:p text:style-name="Preformatted_20_Text"># for a total of $190.</text:p>
            <text:p text:style-name="Preformatted_20_Text">register = CashRegister(5, 5, 5, 5, 5)</text:p>
            <text:p text:style-name="Preformatted_20_Text">print(register.get_total())</text:p>
            <text:p text:style-name="Preformatted_20_Text"/>
            <text:p text:style-name="Preformatted_20_Text">register.add(3, 'toonies')</text:p>
            <text:p text:style-name="Preformatted_20_Text">register.remove(2, 'twenties')</text:p>
            <text:p text:style-name="Preformatted_20_Text"/>
            <text:p text:style-name="P2">print(register.get_total())</text:p>
          </table:table-cell>
        </table:table-row>
      </table:table>
      <text:p text:style-name="Text_20_body"/>
      <text:p text:style-name="Text_20_body">The code above: </text:p>
      <text:list xml:id="list6578797681643625669" text:style-name="L1">
        <text:list-item>
          <text:p text:style-name="P8">creates a cash register with 5 loonies, 5 toonies, 5 fives, 5 tens, and 5 twenties, </text:p>
        </text:list-item>
        <text:list-item>
          <text:p text:style-name="P8">prints the total amount ($190) in the cash register, </text:p>
        </text:list-item>
        <text:list-item>
          <text:p text:style-name="P8">adds 3 toonies ($2 coins) to the cash register, </text:p>
        </text:list-item>
        <text:list-item>
          <text:p text:style-name="P8">removes 2 twenties ($20 bills) from the cash register, and </text:p>
        </text:list-item>
        <text:list-item>
          <text:p text:style-name="P4">prints the total amount ($156) in the cash register. </text:p>
        </text:list-item>
      </text:list>
      <text:p text:style-name="Text_20_body">If you try to run the program, an error occurs because there is no <text:span text:style-name="Source_20_Text">CashRegister</text:span> class yet:</text:p>
      <table:table table:name="Table2" table:style-name="Table2">
        <table:table-column table:style-name="Table2.A"/>
        <table:table-row>
          <table:table-cell table:style-name="Table2.A1" office:value-type="string">
            <text:p text:style-name="Preformatted_20_Text">Traceback (most recent call last):</text:p>
            <text:p text:style-name="Preformatted_20_Text"><text:s text:c="2"/>File "cash_register.py", line 4, in </text:p>
            <text:p text:style-name="Preformatted_20_Text"><text:s text:c="4"/>register = CashRegister(5, 5, 5, 5, 5)</text:p>
            <text:p text:style-name="P2"><text:s text:c="2"/>NameError: name 'CashRegister' is not defined </text:p>
          </table:table-cell>
        </table:table-row>
      </table:table>
      <text:h text:style-name="Heading_20_2" text:outline-level="2">Defining Class<text:span text:style-name="Source_20_Text"> CashRegister</text:span></text:h>
      <text:p text:style-name="Text_20_body">The first line of the class definition is: </text:p>
      <text:p text:style-name="Preformatted_20_Text"><text:s text:c="4"/>class CashRegister:</text:p>
      <text:p text:style-name="P2"><text:s text:c="4"/></text:p>
      <text:h text:style-name="Heading_20_3" text:outline-level="3">Method <text:span text:style-name="Source_20_Text">__init__</text:span></text:h>
      <text:p text:style-name="Text_20_body">The first method that we'll write is the constructor, method <text:span text:style-name="Source_20_Text">__init__</text:span>, which is <text:span text:style-name="T2">called to initialize an object. </text:span>Since it is a method, by convention, the first parameter is <text:span text:style-name="Source_20_Text">self</text:span>. In this case, <text:span text:style-name="Source_20_Text">self</text:span> refers to the <text:span text:style-name="Source_20_Text">CashRegister</text:span> object that is being initialized. We'll also pass in the number of loonies, toonies, fives, tens and twenty dollar bills. </text:p>
      <table:table table:name="Table3" table:style-name="Table3">
        <table:table-column table:style-name="Table3.A"/>
        <table:table-row>
          <table:table-cell table:style-name="Table3.A1" office:value-type="string">
            <text:p text:style-name="Preformatted_20_Text">class CashRegister:</text:p>
            <text:p text:style-name="Preformatted_20_Text"><text:s text:c="4"/>"""A cash register."""</text:p>
            <text:p text:style-name="Preformatted_20_Text"/>
            <text:p text:style-name="Preformatted_20_Text"><text:s text:c="4"/>def __init__(self, loonies, toonies, fives, tens, twenties):</text:p>
            <text:p text:style-name="Preformatted_20_Text"><text:soft-page-break/><text:s text:c="8"/>""" (CashRegister, int, int, int, int, int) -&gt; NoneType<office:annotation><dc:creator>Unknown Author</dc:creator><dc:date>2013-04-15T13:13:08.63</dc:date><text:p text:style-name="P11"><text:span text:style-name="T3">Init has no return statement</text:span></text:p></office:annotation></text:p>
            <text:p text:style-name="Preformatted_20_Text"/>
            <text:p text:style-name="Preformatted_20_Text"><text:s text:c="8"/>A CashRegister with loonies, toonies, fives, tens, and twenties.</text:p>
            <text:p text:style-name="Preformatted_20_Text"/>
            <text:p text:style-name="Preformatted_20_Text"><text:s text:c="8"/>&gt;&gt;&gt; register = CashRegister(5, 5, 5, 5, 5)</text:p>
            <text:p text:style-name="Preformatted_20_Text"><text:s text:c="8"/>&gt;&gt;&gt; register.loonies</text:p>
            <text:p text:style-name="Preformatted_20_Text"><text:s text:c="8"/>5</text:p>
            <text:p text:style-name="Preformatted_20_Text"><text:s text:c="8"/>&gt;&gt;&gt; register.toonies</text:p>
            <text:p text:style-name="Preformatted_20_Text"><text:s text:c="8"/>5</text:p>
            <text:p text:style-name="Preformatted_20_Text"><text:s text:c="8"/>&gt;&gt;&gt; register.fives</text:p>
            <text:p text:style-name="Preformatted_20_Text"><text:s text:c="8"/>5</text:p>
            <text:p text:style-name="Preformatted_20_Text"><text:s text:c="8"/>&gt;&gt;&gt; register.tens</text:p>
            <text:p text:style-name="Preformatted_20_Text"><text:s text:c="8"/>5</text:p>
            <text:p text:style-name="Preformatted_20_Text"><text:s text:c="8"/>&gt;&gt;&gt; register.twenties</text:p>
            <text:p text:style-name="Preformatted_20_Text"><text:s text:c="8"/>5</text:p>
            <text:p text:style-name="Preformatted_20_Text"><text:s text:c="8"/>"""</text:p>
            <text:p text:style-name="Preformatted_20_Text"/>
            <text:p text:style-name="Preformatted_20_Text"><text:s text:c="8"/>self.loonies = loonies<office:annotation><dc:creator>Unknown Author</dc:creator><dc:date>2013-04-15T13:13:58.15</dc:date><text:p text:style-name="P11"><text:span text:style-name="T3">Creating these 5 variables</text:span></text:p></office:annotation></text:p>
            <text:p text:style-name="Preformatted_20_Text"><text:s text:c="8"/>self.toonies = toonies</text:p>
            <text:p text:style-name="Preformatted_20_Text"><text:s text:c="8"/>self.fives = fives</text:p>
            <text:p text:style-name="Preformatted_20_Text"><text:s text:c="8"/>self.tens = tens</text:p>
            <text:p text:style-name="P2"><text:s text:c="8"/>self.twenties = twenties</text:p>
          </table:table-cell>
        </table:table-row>
      </table:table>
      <text:p text:style-name="P1"><text:line-break/>Each of the assignment statements in method <text:span text:style-name="Source_20_Text">__init__</text:span> creates an <text:span text:style-name="Emphasis">instance variable</text:span> that belongs to the <text:span text:style-name="Source_20_Text">CashRegister</text:span> object. For example, one of the object's instance variables<office:annotation><dc:creator>Unknown Author</dc:creator><dc:date>2013-04-15T13:19:39.76</dc:date><text:p text:style-name="P11"><text:span text:style-name="T3">These are instance variables because they exist inside an instance of CashRegister</text:span></text:p></office:annotation> is seen on the left-hand side of this assignment statement and it is named <text:span text:style-name="Source_20_Text">loonies</text:span>: </text:p>
      <text:p text:style-name="P1"><text:span text:style-name="Source_20_Text">self.loonies = loonies</text:span>. </text:p>
      <text:p text:style-name="P1"/>
      <text:p text:style-name="P1"><draw:frame draw:style-name="fr1" draw:name="graphics1" text:anchor-type="paragraph" svg:width="8.731cm" svg:height="7.304cm" draw:z-index="0"><draw:image xlink:href="Pictures/200000070000221C00001C885D679982.svm" xlink:type="simple" xlink:show="embed" xlink:actuate="onLoad"/></draw:frame><draw:frame draw:style-name="fr2" draw:name="graphics2" text:anchor-type="paragraph" svg:x="-0.291cm" svg:y="7.25cm" svg:width="17cm" svg:height="3.517cm" draw:z-index="1"><draw:image xlink:href="Pictures/2000000700004FE50000108A124F3723.svm" xlink:type="simple" xlink:show="embed" xlink:actuate="onLoad"/></draw:frame><draw:frame draw:style-name="fr2" draw:name="graphics3" text:anchor-type="paragraph" svg:x="-1.025cm" svg:y="11.188cm" svg:width="19.475cm" svg:height="2.034cm" draw:z-index="2"><draw:image xlink:href="Pictures/20000007000060A40000072386FFD415.svm" xlink:type="simple" xlink:show="embed" xlink:actuate="onLoad"/></draw:frame></text:p>
      <text:p text:style-name="Text_20_body"/>
      <text:p text:style-name="Text_20_body"/>
      <text:p text:style-name="Text_20_body"><draw:frame draw:style-name="fr3" draw:name="graphics4" text:anchor-type="paragraph" svg:width="19.306cm" svg:height="3.325cm" draw:z-index="3"><draw:image xlink:href="Pictures/200000070000603A00000860ADDDB0CC.svm" xlink:type="simple" xlink:show="embed" xlink:actuate="onLoad"/></draw:frame><text:soft-page-break/>The following function call creates a new <text:span text:style-name="Source_20_Text">CashRegister</text:span> object, initializes the object by calling the constructor, and then stores the object's memory address in <text:span text:style-name="Source_20_Text">register</text:span>: </text:p>
      <text:p text:style-name="Text_20_body"><text:span text:style-name="Source_20_Text">register = CashRegister(5, 5, 5, 5, 5)</text:span> </text:p>
      <text:h text:style-name="Heading_20_3" text:outline-level="3">Examining <text:span text:style-name="Source_20_Text">__init__</text:span> Results</text:h>
      <text:p text:style-name="P1">Now, when the program above is executed, a different error occurs: </text:p>
      <table:table table:name="Table4" table:style-name="Table4">
        <table:table-column table:style-name="Table4.A"/>
        <table:table-row>
          <table:table-cell table:style-name="Table4.A1" office:value-type="string">
            <text:p text:style-name="Preformatted_20_Text">Traceback (most recent call last):</text:p>
            <text:p text:style-name="Preformatted_20_Text"><text:s text:c="2"/>File "cash_register.py", line 33, in </text:p>
            <text:p text:style-name="Preformatted_20_Text"><text:s text:c="4"/>print(register.get_total())</text:p>
            <text:p text:style-name="P2"><text:s text:c="2"/>AttributeError: 'CashRegister' object has no attribute 'get_total'</text:p>
          </table:table-cell>
        </table:table-row>
      </table:table>
      <text:p text:style-name="P1"><text:line-break/>The traceback tells us that we have successfully created a <text:span text:style-name="Source_20_Text">CashRegister</text:span> object, but that it has no method <text:span text:style-name="Source_20_Text">get_total</text:span>.<text:line-break/><text:line-break/>If we examine <text:span text:style-name="Source_20_Text">register</text:span>, we see that it exists and that it contains the memory address of an object: </text:p>
      <table:table table:name="Table5" table:style-name="Table5">
        <table:table-column table:style-name="Table5.A"/>
        <table:table-row>
          <table:table-cell table:style-name="Table5.A1" office:value-type="string">
            <text:p text:style-name="Preformatted_20_Text">&gt;&gt;&gt; register</text:p>
            <text:p text:style-name="P2">&lt;__main__.CashRegister object at 0x101d79cd0&gt;</text:p>
          </table:table-cell>
        </table:table-row>
      </table:table>
      <text:p text:style-name="P1"><text:line-break/>Further, we can examine the values of instance variables for the <text:span text:style-name="Source_20_Text">CashRegister</text:span> object that <text:span text:style-name="Source_20_Text">register</text:span> refers to: </text:p>
      <table:table table:name="Table6" table:style-name="Table6">
        <table:table-column table:style-name="Table6.A"/>
        <table:table-row>
          <table:table-cell table:style-name="Table6.A1" office:value-type="string">
            <text:p text:style-name="Preformatted_20_Text">&gt;&gt;&gt; register.loonies</text:p>
            <text:p text:style-name="Preformatted_20_Text">5</text:p>
            <text:p text:style-name="Preformatted_20_Text">&gt;&gt;&gt; register.twenties</text:p>
            <text:p text:style-name="P2">5</text:p>
          </table:table-cell>
        </table:table-row>
      </table:table>
      <text:p text:style-name="P1"><text:line-break/>We can create a second instance called <text:span text:style-name="Source_20_Text">register2</text:span>: </text:p>
      <table:table table:name="Table7" table:style-name="Table7">
        <table:table-column table:style-name="Table7.A"/>
        <table:table-row>
          <table:table-cell table:style-name="Table7.A1" office:value-type="string">
            <text:p text:style-name="P2">&gt;&gt;&gt; register2 = CashRegister(2, 3, 4, 6, 7)</text:p>
          </table:table-cell>
        </table:table-row>
      </table:table>
      <text:p text:style-name="P1"><text:line-break/>Variable <text:span text:style-name="Source_20_Text">register2</text:span> refers to a different <text:span text:style-name="Source_20_Text">CashRegister</text:span> object than <text:span text:style-name="Source_20_Text">register</text:span>, and that object has different values in its instance variables: </text:p>
      <table:table table:name="Table8" table:style-name="Table8">
        <table:table-column table:style-name="Table8.A"/>
        <table:table-row>
          <table:table-cell table:style-name="Table8.A1" office:value-type="string">
            <text:p text:style-name="Preformatted_20_Text">&gt;&gt;&gt; register2.twenties</text:p>
            <text:p text:style-name="Preformatted_20_Text">7</text:p>
            <text:p text:style-name="Preformatted_20_Text">&gt;&gt;&gt; register.twenties</text:p>
            <text:p text:style-name="P2">5</text:p>
          </table:table-cell>
        </table:table-row>
      </table:table>
      <text:h text:style-name="Heading_20_3" text:outline-level="3"><draw:frame draw:style-name="fr1" draw:name="graphics5" text:anchor-type="paragraph" svg:width="12.173cm" svg:height="5.823cm" draw:z-index="4"><draw:image xlink:href="Pictures/2000000700002F8C000016BEAA7E14CB.svm" xlink:type="simple" xlink:show="embed" xlink:actuate="onLoad"/></draw:frame><text:soft-page-break/></text:h>
      <text:h text:style-name="Heading_20_3" text:outline-level="3"><draw:frame draw:style-name="fr2" draw:name="graphics6" text:anchor-type="paragraph" svg:x="-0.734cm" svg:y="-0.12cm" svg:width="18.681cm" svg:height="10.719cm" draw:z-index="5"><draw:image xlink:href="Pictures/20000007000053ED000034EC5C501334.svm" xlink:type="simple" xlink:show="embed" xlink:actuate="onLoad"/></draw:frame></text:h>
      <text:h text:style-name="Heading_20_3" text:outline-level="3"><draw:frame draw:style-name="fr3" draw:name="graphics7" text:anchor-type="paragraph" svg:width="18.553cm" svg:height="2.82cm" draw:z-index="6"><draw:image xlink:href="Pictures/2000000700005F3100000895BB1880EC.svm" xlink:type="simple" xlink:show="embed" xlink:actuate="onLoad"/></draw:frame>Method <text:span text:style-name="Source_20_Text">get_total</text:span></text:h>
      <text:p text:style-name="Text_20_body">Let's define <text:span text:style-name="Source_20_Text">get_total</text:span>. Like all methods, its first parameter is <text:span text:style-name="Source_20_Text">self</text:span>. Here is the implementation:</text:p>
      <table:table table:name="Table9" table:style-name="Table9">
        <table:table-column table:style-name="Table9.A"/>
        <table:table-row>
          <table:table-cell table:style-name="Table9.A1" office:value-type="string">
            <text:p text:style-name="Preformatted_20_Text">def get_total(self):</text:p>
            <text:p text:style-name="Preformatted_20_Text"><text:s text:c="4"/>""" (CashRegister) -&gt; int</text:p>
            <text:p text:style-name="Preformatted_20_Text"/>
            <text:p text:style-name="Preformatted_20_Text"><text:s text:c="4"/>Return the total amount of cash in the register.</text:p>
            <text:p text:style-name="Preformatted_20_Text"/>
            <text:p text:style-name="Preformatted_20_Text"><text:s text:c="4"/>&gt;&gt;&gt; register = CashRegister(5, 5, 5, 5, 5)</text:p>
            <text:p text:style-name="Preformatted_20_Text"><text:soft-page-break/><text:s text:c="4"/>&gt;&gt;&gt; register.get_total()</text:p>
            <text:p text:style-name="Preformatted_20_Text"><text:s text:c="4"/>190</text:p>
            <text:p text:style-name="Preformatted_20_Text"><text:s text:c="4"/>"""</text:p>
            <text:p text:style-name="Preformatted_20_Text"/>
            <text:p text:style-name="Preformatted_20_Text"><text:s text:c="4"/>return self.loonies + self.toonies * 2 + self.fives * 5 + \<office:annotation><dc:creator>Unknown Author</dc:creator><dc:date>2013-04-15T13:31:28.73</dc:date><text:p text:style-name="P11"><text:span text:style-name="T3">Note this use of slash to break line</text:span></text:p></office:annotation></text:p>
            <text:p text:style-name="P2"><text:s text:c="4"/>self.tens * 10 + self.twenties * 20</text:p>
          </table:table-cell>
        </table:table-row>
      </table:table>
      <text:p text:style-name="P1"><text:line-break/>When the program above is executed, we get the following results </text:p>
      <table:table table:name="Table10" table:style-name="Table10">
        <table:table-column table:style-name="Table10.A"/>
        <table:table-row>
          <table:table-cell table:style-name="Table10.A1" office:value-type="string">
            <text:p text:style-name="P2">190</text:p>
            <text:p text:style-name="Preformatted_20_Text">Traceback (most recent call last):</text:p>
            <text:p text:style-name="Preformatted_20_Text"><text:s text:c="2"/>File "cash_register.py", line 48, in </text:p>
            <text:p text:style-name="Preformatted_20_Text"><text:s text:c="4"/>register.add(3, 'toonies')</text:p>
            <text:p text:style-name="P2"><text:s text:c="2"/>AttributeError: 'CashRegister' object has no attribute 'add'</text:p>
          </table:table-cell>
        </table:table-row>
      </table:table>
      <text:p text:style-name="Text_20_body"><text:line-break/>The line <text:span text:style-name="Source_20_Text">190</text:span> results from our first call on <text:span text:style-name="Source_20_Text">get_total()</text:span>. This is followed by an error that occurs because there is no <text:span text:style-name="Source_20_Text">add</text:span> method in <text:span text:style-name="Source_20_Text">CashRegister</text:span>. </text:p>
      <text:h text:style-name="Heading_20_3" text:outline-level="3">Method <text:span text:style-name="Source_20_Text">add</text:span></text:h>
      <text:p text:style-name="Text_20_body">Method <text:span text:style-name="Source_20_Text">add</text:span> has three parameters: <text:span text:style-name="Source_20_Text">self</text:span> (a <text:span text:style-name="Source_20_Text">CashRegister</text:span> object), the number of items to add, and the denomination: </text:p>
      <table:table table:name="Table11" table:style-name="Table11">
        <table:table-column table:style-name="Table11.A"/>
        <table:table-row>
          <table:table-cell table:style-name="Table11.A1" office:value-type="string">
            <text:p text:style-name="Preformatted_20_Text">def add(self, count, denomination):</text:p>
            <text:p text:style-name="Preformatted_20_Text"><text:s text:c="4"/>""" (CashRegister, int, str) -&gt; NoneType</text:p>
            <text:p text:style-name="Preformatted_20_Text"/>
            <text:p text:style-name="Preformatted_20_Text"><text:s text:c="4"/>Add count items of denomination to the register.</text:p>
            <text:p text:style-name="Preformatted_20_Text"><text:s text:c="4"/>denomination is one of 'loonies', 'toonies',</text:p>
            <text:p text:style-name="Preformatted_20_Text"><text:s text:c="4"/>'fives', 'tens', and 'twenties'.</text:p>
            <text:p text:style-name="Preformatted_20_Text"/>
            <text:p text:style-name="Preformatted_20_Text"><text:s text:c="4"/>&gt;&gt;&gt; register = CashRegister(5, 5, 5, 5, 5)</text:p>
            <text:p text:style-name="Preformatted_20_Text"><text:s text:c="4"/>&gt;&gt;&gt; register.add(2, 'toonies')</text:p>
            <text:p text:style-name="Preformatted_20_Text"><text:s text:c="4"/>&gt;&gt;&gt; register.toonies</text:p>
            <text:p text:style-name="Preformatted_20_Text"><text:s text:c="4"/>7</text:p>
            <text:p text:style-name="Preformatted_20_Text"><text:s text:c="4"/>&gt;&gt;&gt; register.add(1, 'tens')</text:p>
            <text:p text:style-name="Preformatted_20_Text"><text:s text:c="4"/>&gt;&gt;&gt; register.tens</text:p>
            <text:p text:style-name="Preformatted_20_Text"><text:s text:c="4"/>6</text:p>
            <text:p text:style-name="Preformatted_20_Text"><text:s text:c="4"/>"""</text:p>
            <text:p text:style-name="Preformatted_20_Text"/>
            <text:p text:style-name="Preformatted_20_Text"><text:s text:c="4"/>if denomination == 'loonies':</text:p>
            <text:p text:style-name="Preformatted_20_Text"><text:s text:c="8"/>self.loonies += count</text:p>
            <text:p text:style-name="Preformatted_20_Text"><text:s text:c="4"/>elif denomination == 'toonies':</text:p>
            <text:p text:style-name="Preformatted_20_Text"><text:s text:c="8"/>self.toonies += count</text:p>
            <text:p text:style-name="Preformatted_20_Text"><text:s text:c="4"/>elif denomination == 'fives':</text:p>
            <text:p text:style-name="Preformatted_20_Text"><text:s text:c="8"/>self.fives += count</text:p>
            <text:p text:style-name="Preformatted_20_Text"><text:s text:c="4"/>elif denomination == 'tens':</text:p>
            <text:p text:style-name="Preformatted_20_Text"><text:s text:c="8"/>self.tens += count</text:p>
            <text:p text:style-name="Preformatted_20_Text"><text:s text:c="4"/>elif denomination == 'twenties':</text:p>
            <text:p text:style-name="P2"><text:s text:c="8"/>self.twenties += count</text:p>
          </table:table-cell>
        </table:table-row>
      </table:table>
      <text:h text:style-name="Heading_20_3" text:outline-level="3"><draw:frame draw:style-name="fr2" draw:name="graphics9" text:anchor-type="paragraph" svg:x="0.053cm" svg:y="10.663cm" svg:width="17cm" svg:height="2.154cm" draw:z-index="8"><draw:image xlink:href="Pictures/2000000700004487000008B06DD053BE.svm" xlink:type="simple" xlink:show="embed" xlink:actuate="onLoad"/></draw:frame><draw:frame draw:style-name="fr4" draw:name="graphics8" text:anchor-type="paragraph" svg:width="17cm" svg:height="10.458cm" draw:z-index="7"><draw:image xlink:href="Pictures/200000070000557A00002FC16096EA7C.svm" xlink:type="simple" xlink:show="embed" xlink:actuate="onLoad"/></draw:frame><text:soft-page-break/>The <text:span text:style-name="Source_20_Text">remove</text:span> Method</text:h>
      <text:p text:style-name="Text_20_body">This method looks remarkably similar to method <text:span text:style-name="Source_20_Text">add</text:span>: </text:p>
      <table:table table:name="Table12" table:style-name="Table12">
        <table:table-column table:style-name="Table12.A"/>
        <table:table-row>
          <table:table-cell table:style-name="Table12.A1" office:value-type="string">
            <text:p text:style-name="Preformatted_20_Text">def remove(self, count, denomination):</text:p>
            <text:p text:style-name="Preformatted_20_Text"><text:s text:c="4"/>""" (CashRegister, int, str) -&gt; NoneType</text:p>
            <text:p text:style-name="Preformatted_20_Text"/>
            <text:p text:style-name="Preformatted_20_Text"><text:s text:c="4"/>Remove count items of denomination from the register.</text:p>
            <text:p text:style-name="Preformatted_20_Text"><text:s text:c="4"/>denomination is one of 'loonies', 'toonies',</text:p>
            <text:p text:style-name="Preformatted_20_Text"><text:s text:c="4"/>'fives', 'tens', and 'twenties'.</text:p>
            <text:p text:style-name="Preformatted_20_Text"/>
            <text:p text:style-name="Preformatted_20_Text"><text:s text:c="4"/>&gt;&gt;&gt; register = CashRegister(5, 5, 5, 5, 5)</text:p>
            <text:p text:style-name="Preformatted_20_Text"><text:s text:c="4"/>&gt;&gt;&gt; register.remove(2, 'toonies')</text:p>
            <text:p text:style-name="Preformatted_20_Text"><text:s text:c="4"/>&gt;&gt;&gt; register.toonies</text:p>
            <text:p text:style-name="Preformatted_20_Text"><text:s text:c="4"/>3</text:p>
            <text:p text:style-name="Preformatted_20_Text"><text:s text:c="4"/>&gt;&gt;&gt; register.remove(1, 'tens')</text:p>
            <text:p text:style-name="Preformatted_20_Text"><text:s text:c="4"/>&gt;&gt;&gt; register.tens</text:p>
            <text:p text:style-name="Preformatted_20_Text"><text:s text:c="4"/>4</text:p>
            <text:p text:style-name="Preformatted_20_Text"><text:s text:c="4"/>"""</text:p>
            <text:p text:style-name="Preformatted_20_Text"/>
            <text:p text:style-name="Preformatted_20_Text"><text:s text:c="4"/>if denomination == 'loonies':</text:p>
            <text:p text:style-name="Preformatted_20_Text"><text:s text:c="8"/>self.loonies -= count</text:p>
            <text:p text:style-name="Preformatted_20_Text"><text:s text:c="4"/>elif denomination == 'toonies':</text:p>
            <text:p text:style-name="Preformatted_20_Text"><text:s text:c="8"/>self.toonies -= count</text:p>
            <text:p text:style-name="Preformatted_20_Text"><text:s text:c="4"/>elif denomination == 'fives':</text:p>
            <text:p text:style-name="Preformatted_20_Text"><text:s text:c="8"/>self.fives -= count</text:p>
            <text:p text:style-name="Preformatted_20_Text"><text:s text:c="4"/>elif denomination == 'tens':</text:p>
            <text:p text:style-name="Preformatted_20_Text"><text:s text:c="8"/>self.tens -= count</text:p>
            <text:p text:style-name="Preformatted_20_Text"><text:s text:c="4"/>elif denomination == 'twenties':</text:p>
            <text:p text:style-name="P2"><text:soft-page-break/><text:s text:c="8"/>self.twenties -= count</text:p>
          </table:table-cell>
        </table:table-row>
      </table:table>
      <text:h text:style-name="Heading_20_3" text:outline-level="3">The complete class</text:h>
      <text:p text:style-name="P1"><text:line-break/>We have finishing defining our new type, and the program runs without error:</text:p>
      <table:table table:name="Table13" table:style-name="Table13">
        <table:table-column table:style-name="Table13.A"/>
        <table:table-row>
          <table:table-cell table:style-name="Table13.A1" office:value-type="string">
            <text:p text:style-name="Preformatted_20_Text">190 <text:s text:c="20"/></text:p>
            <text:p text:style-name="P2">156</text:p>
          </table:table-cell>
        </table:table-row>
      </table:table>
      <text:p text:style-name="Standard">Now that we've defined this new type, we can use it just like any built-in type that comes with Python.</text:p>
      <text:p text:style-name="Standard"/>
      <text:h text:style-name="Heading_20_1" text:outline-level="1">Plugging Your Classes into Python Syntax</text:h>
      <text:p text:style-name="Text_20_body">You know how to use several of Python's operators. For example, we have used the + operator for: </text:p>
      <text:list xml:id="list4551846998531294505" text:style-name="L2">
        <text:list-item>
          <text:p text:style-name="P9">adding 2 numbers together, </text:p>
        </text:list-item>
        <text:list-item>
          <text:p text:style-name="P9">concatenating two string, and </text:p>
        </text:list-item>
        <text:list-item>
          <text:p text:style-name="P5">joining two lists. </text:p>
        </text:list-item>
      </text:list>
      <text:p text:style-name="Text_20_body">You've also used <text:span text:style-name="Source_20_Text">*</text:span>, <text:span text:style-name="Source_20_Text">/</text:span>, <text:span text:style-name="Source_20_Text">-</text:span>, <text:span text:style-name="Source_20_Text">**</text:span>, and other operators. </text:p>
      <text:p text:style-name="Text_20_body">We're going to show you how to use operators like <text:span text:style-name="Source_20_Text">+</text:span> with your own types. </text:p>
      <text:h text:style-name="Heading_20_2" text:outline-level="2">Special Methods</text:h>
      <text:p text:style-name="Text_20_body">All classes are built on an existing class called <text:span text:style-name="Source_20_Text">object</text:span>. Class <text:span text:style-name="Source_20_Text">object</text:span> has many existing "underscore" methods, known as <text:span text:style-name="Emphasis">special</text:span> or <text:span text:style-name="Emphasis">magic</text:span> methods. We can see their names by calling <text:span text:style-name="Source_20_Text">dir</text:span> on <text:span text:style-name="Source_20_Text">object</text:span>: </text:p>
      <table:table table:name="Table14" table:style-name="Table14">
        <table:table-column table:style-name="Table14.A"/>
        <table:table-row>
          <table:table-cell table:style-name="Table14.A1" office:value-type="string">
            <text:p text:style-name="Preformatted_20_Text">&gt;&gt;&gt; dir(object)</text:p>
            <text:p text:style-name="Preformatted_20_Text">['__class__', '__delattr__', '__doc__', '__eq__', '__format__', '__ge__',</text:p>
            <text:p text:style-name="Preformatted_20_Text"><text:s/>'__getattribute__', '__gt__', '__hash__', '__init__', '__le__', '__lt__', </text:p>
            <text:p text:style-name="Preformatted_20_Text"><text:s/>'__ne__', '__new__', '__reduce__', '__reduce_ex__', '__repr__', '__setattr__', </text:p>
            <text:p text:style-name="P2"><text:s/>'__sizeof__', '__str__', '__subclasshook__']</text:p>
          </table:table-cell>
        </table:table-row>
      </table:table>
      <text:p text:style-name="Text_20_body"/>
      <text:p text:style-name="Text_20_body">These special methods "plug in" to Python syntax, often with operators such as <text:span text:style-name="Source_20_Text">+</text:span> and <text:span text:style-name="Source_20_Text">==</text:span>. Here are a few examples:</text:p>
      <text:list xml:id="list5244007200872745024" text:style-name="L3">
        <text:list-item>
          <text:p text:style-name="P10">Method <text:span text:style-name="Source_20_Text">__init__</text:span> is called after an object is created, in order to initialize that object. </text:p>
        </text:list-item>
        <text:list-item>
          <text:p text:style-name="P10">Method <text:span text:style-name="Source_20_Text">__str__</text:span> is called to get a string representation of an object (such as by <text:span text:style-name="Source_20_Text">str()</text:span> or <text:span text:style-name="Source_20_Text">print()</text:span>). </text:p>
        </text:list-item>
        <text:list-item>
          <text:p text:style-name="P6">Method <text:span text:style-name="Source_20_Text">__eq__</text:span> is called whenever the operator <text:span text:style-name="Source_20_Text">==</text:span> is used. </text:p>
        </text:list-item>
      </text:list>
      <text:p text:style-name="Text_20_body"/>
      <text:p text:style-name="Text_20_body"><draw:frame draw:style-name="fr3" draw:name="graphics10" text:anchor-type="paragraph" svg:width="14.316cm" svg:height="6.244cm" draw:z-index="9"><draw:image xlink:href="Pictures/20000007000037EB000018655EF30E06.svm" xlink:type="simple" xlink:show="embed" xlink:actuate="onLoad"/></draw:frame><text:soft-page-break/></text:p>
      <text:h text:style-name="Heading_20_2" text:outline-level="2">Adding to the CashRegister Class</text:h>
      <text:p text:style-name="Text_20_body">We're going to add the <text:span text:style-name="Source_20_Text">__eq__</text:span> method to our <text:span text:style-name="Source_20_Text">CashRegister</text:span> class so that we can compare two cash register objects using <text:span text:style-name="Source_20_Text">==</text:span>. </text:p>
      <text:p text:style-name="Text_20_body">We will consider two cash registers to be equal if they contain the same amount of money. Here is the main program that we'd like to run: </text:p>
      <table:table table:name="Table15" table:style-name="Table15">
        <table:table-column table:style-name="Table15.A"/>
        <table:table-row>
          <table:table-cell table:style-name="Table15.A1" office:value-type="string">
            <text:p text:style-name="Preformatted_20_Text">if __name__ == '__main__':</text:p>
            <text:p text:style-name="Preformatted_20_Text"/>
            <text:p text:style-name="Preformatted_20_Text"><text:s text:c="4"/>cr1 = CashRegister(2, 0, 0, 0, 0)</text:p>
            <text:p text:style-name="Preformatted_20_Text"><text:s text:c="4"/>cr2 = CashRegister(0, 1, 0, 0, 0)</text:p>
            <text:p text:style-name="Preformatted_20_Text"><text:s text:c="4"/>cr3 = CashRegister(1, 1, 0, 0, 0)</text:p>
            <text:p text:style-name="Preformatted_20_Text"><text:s text:c="4"/>print(cr1 == cr2)</text:p>
            <text:p text:style-name="P2"><text:s text:c="4"/>print(cr3 == cr2)</text:p>
          </table:table-cell>
        </table:table-row>
      </table:table>
      <text:p text:style-name="Text_20_body"/>
      <text:p text:style-name="Text_20_body">When we run the program, both the comparisons for equality produce <text:span text:style-name="Source_20_Text">False</text:span>: </text:p>
      <table:table table:name="Table16" table:style-name="Table16">
        <table:table-column table:style-name="Table16.A"/>
        <table:table-row>
          <table:table-cell table:style-name="Table16.A1" office:value-type="string">
            <text:p text:style-name="Preformatted_20_Text">&gt;&gt;&gt;</text:p>
            <text:p text:style-name="Preformatted_20_Text">False</text:p>
            <text:p text:style-name="P2">False</text:p>
          </table:table-cell>
        </table:table-row>
      </table:table>
      <text:p text:style-name="Text_20_body"><text:line-break/>Since we have not supplied an <text:span text:style-name="Source_20_Text">__eq__</text:span> method in class <text:span text:style-name="Source_20_Text">CashRegister</text:span>, <text:span text:style-name="Source_20_Text">object</text:span>'s <text:span text:style-name="Source_20_Text">__eq__</text:span> method is used. <text:span text:style-name="T2">Class </text:span><text:span text:style-name="Source_20_Text"><text:span text:style-name="T2">object</text:span></text:span><text:span text:style-name="T2">'s </text:span><text:span text:style-name="Source_20_Text"><text:span text:style-name="T2">__eq__</text:span></text:span><text:span text:style-name="T2"> method works by comparing memory addresses. Since </text:span><text:span text:style-name="Source_20_Text"><text:span text:style-name="T2">cr1, cr2</text:span></text:span><text:span text:style-name="T2">, and </text:span><text:span text:style-name="Source_20_Text"><text:span text:style-name="T2">cr3</text:span></text:span><text:span text:style-name="T2"> contain different memory locations, they are not equal to one another.</text:span><text:line-break/><text:line-break/>However, since we want our <text:span text:style-name="Source_20_Text">CashRegister</text:span> objects to be considered equal if the amount of money is the same, we need to write our own method.</text:p>
      <text:h text:style-name="Heading_20_3" text:outline-level="3">Writing <text:span text:style-name="Source_20_Text">__eq__</text:span></text:h>
      <text:p text:style-name="Text_20_body">The first parameter to our <text:span text:style-name="Source_20_Text">__eq__</text:span> method is <text:span text:style-name="Source_20_Text">self</text:span>, and the second parameter refers to the <text:span text:style-name="Source_20_Text">CashRegister</text:span> object that <text:span text:style-name="Source_20_Text">self</text:span> will be compared with. </text:p>
      <text:p text:style-name="Text_20_body">When calling the <text:span text:style-name="Source_20_Text">__eq__</text:span> method, the object on the left-hand side of the equality operator corresponds with <text:span text:style-name="Source_20_Text">self</text:span>, and the operator on the right-hand side correponds with <text:span text:style-name="Source_20_Text">other</text:span> (for example, for expression <text:span text:style-name="Source_20_Text">cash1 == cash2</text:span>, <text:span text:style-name="Source_20_Text">self</text:span> will refer to <text:span text:style-name="Source_20_Text">cash1</text:span>, and <text:span text:style-name="Source_20_Text">other</text:span> will refer to <text:soft-page-break/><text:span text:style-name="Source_20_Text">cash2</text:span>) </text:p>
      <text:p text:style-name="Text_20_body">For this method, we need to check whether the value produced by <text:span text:style-name="Source_20_Text">self.get_total()</text:span> is equal to the value produced by <text:span text:style-name="Source_20_Text">other.get_total()</text:span>: </text:p>
      <table:table table:name="Table17" table:style-name="Table17">
        <table:table-column table:style-name="Table17.A"/>
        <table:table-row>
          <table:table-cell table:style-name="Table17.A1" office:value-type="string">
            <text:p text:style-name="Preformatted_20_Text">def __eq__(self, other):</text:p>
            <text:p text:style-name="Preformatted_20_Text"><text:s text:c="4"/>""" (CashRegister, CashRegister) -&gt; bool</text:p>
            <text:p text:style-name="Preformatted_20_Text"><text:s text:c="8"/></text:p>
            <text:p text:style-name="Preformatted_20_Text"><text:s text:c="4"/>Return True iff this CashRegister has the same amount of money as other.</text:p>
            <text:p text:style-name="Preformatted_20_Text"><text:s text:c="8"/></text:p>
            <text:p text:style-name="Preformatted_20_Text"><text:s text:c="4"/>&gt;&gt;&gt; reg1 = CashRegister(2, 0, 0, 0, 0)</text:p>
            <text:p text:style-name="Preformatted_20_Text"><text:s text:c="4"/>&gt;&gt;&gt; reg2 = CashRegister(0, 1, 0, 0, 0)</text:p>
            <text:p text:style-name="Preformatted_20_Text"><text:s text:c="4"/>&gt;&gt;&gt; reg1 == reg2</text:p>
            <text:p text:style-name="Preformatted_20_Text"><text:s text:c="4"/>True</text:p>
            <text:p text:style-name="Preformatted_20_Text"><text:s text:c="4"/>""" </text:p>
            <text:p text:style-name="Preformatted_20_Text"><text:s text:c="8"/></text:p>
            <text:p text:style-name="P2"><text:s text:c="4"/>return self.get_total() == other.get_total()</text:p>
          </table:table-cell>
        </table:table-row>
      </table:table>
      <text:p text:style-name="P1"><text:line-break/>Now, when the program is executed, we get the following results: </text:p>
      <table:table table:name="Table18" table:style-name="Table18">
        <table:table-column table:style-name="Table18.A"/>
        <table:table-row>
          <table:table-cell table:style-name="Table18.A1" office:value-type="string">
            <text:p text:style-name="Preformatted_20_Text">&gt;&gt;&gt; </text:p>
            <text:p text:style-name="Preformatted_20_Text">True</text:p>
            <text:p text:style-name="P2">False</text:p>
          </table:table-cell>
        </table:table-row>
      </table:table>
      <text:h text:style-name="Heading_20_2" text:outline-level="2">In General</text:h>
      <text:p text:style-name="Text_20_body">Whenever defining special methods that correpond with Python's operators, it's <text:span text:style-name="T2">up to you to decide what these operators will do. </text:span></text:p>
      <text:p text:style-name="Text_20_body">In this case we decided that two <text:span text:style-name="Source_20_Text">CashRegister</text:span> objects were equal when the amount of money stored in them was equal. We could have also chosen to consider them equal only when they had the exact same number of loonies, toonies, fives, tens and twenties, or chosen to go with the default - making them equal only when they referred to the same object in memory. </text:p>
      <text:p text:style-name="Text_20_body"><draw:frame draw:style-name="fr2" draw:name="graphics11" text:anchor-type="paragraph" svg:x="-0.517cm" svg:y="0.885cm" svg:width="19.041cm" svg:height="10.144cm" draw:z-index="10"><draw:image xlink:href="Pictures/2000000700005B290000313343CCCA58.svm" xlink:type="simple" xlink:show="embed" xlink:actuate="onLoad"/></draw:frame>The choice is up to you. </text:p>
      <text:h text:style-name="Heading_20_1" text:outline-level="1"><draw:frame draw:style-name="fr2" draw:name="graphics12" text:anchor-type="paragraph" svg:x="-0.39cm" svg:y="0.032cm" svg:width="18.073cm" svg:height="2.127cm" draw:z-index="11"><draw:image xlink:href="Pictures/2000000700006054000007A7E09C1370.svm" xlink:type="simple" xlink:show="embed" xlink:actuate="onLoad"/></draw:frame><text:soft-page-break/>Writing Special Method <text:span text:style-name="Source_20_Text">__str__</text:span></text:h>
      <text:p text:style-name="Text_20_body">In this lecture, you will learn about the special method <text:span text:style-name="Source_20_Text">__str__</text:span>. As you saw in the previous lecture, special methods start and end with a double underscore <text:span text:style-name="Source_20_Text">__</text:span>. So far, our <text:span text:style-name="Source_20_Text">class CashRegister</text:span> has two special methods, <text:span text:style-name="Source_20_Text">__init__</text:span> and <text:span text:style-name="Source_20_Text">__eq__</text:span>. It also has three regular methods, <text:span text:style-name="Source_20_Text">get_total</text:span>, <text:span text:style-name="Source_20_Text">add</text:span>, and <text:span text:style-name="Source_20_Text">remove</text:span>. </text:p>
      <text:h text:style-name="Heading_20_2" text:outline-level="2">Method <text:span text:style-name="Source_20_Text">__str__</text:span> </text:h>
      <text:p text:style-name="Text_20_body">Let us create a few <text:span text:style-name="Source_20_Text">CashRegister</text:span> objects: </text:p>
      <text:p text:style-name="Preformatted_20_Text">&gt;&gt;&gt; cr1 = CashRegister(2, 0, 0, 0, 0)</text:p>
      <text:p text:style-name="Preformatted_20_Text">&gt;&gt;&gt; cr2 = CashRegister(0, 1, 0, 0, 0)</text:p>
      <text:p text:style-name="Preformatted_20_Text">&gt;&gt;&gt; cr3 = CashRegister(1, 1, 0, 0, 0)</text:p>
      <text:p text:style-name="P2"><text:s text:c="8"/></text:p>
      <text:p text:style-name="Text_20_body">At this point, when the print function is called on <text:span text:style-name="Source_20_Text">CashRegister</text:span> objects, the memory addresses of the objects are printed: </text:p>
      <text:p text:style-name="Preformatted_20_Text">&gt;&gt;&gt; print(cr1)</text:p>
      <text:p text:style-name="Preformatted_20_Text">&lt;__main__&gt;.CashRegiter object at 0x101d7a550</text:p>
      <text:p text:style-name="Preformatted_20_Text">&gt;&gt;&gt; print(cr2)</text:p>
      <text:p text:style-name="Preformatted_20_Text">&lt;__main__&gt;.CashRegiter object at 0x101d7ac90</text:p>
      <text:p text:style-name="P2"><text:s text:c="8"/></text:p>
      <text:p text:style-name="Text_20_body">The function <text:span text:style-name="Source_20_Text">print</text:span> calls the special method <text:span text:style-name="Source_20_Text">__str__</text:span> in order to get a string to print. Let us now implement the <text:span text:style-name="Source_20_Text">__str__</text:span> method in our <text:span text:style-name="Source_20_Text">CashRegister</text:span> class in order to get nicer output from the <text:span text:style-name="Source_20_Text">print</text:span> function call: </text:p>
      <text:p text:style-name="Preformatted_20_Text">def __str__(self):</text:p>
      <text:p text:style-name="Preformatted_20_Text"><text:s text:c="4"/>""" (CashRegister) -&gt; str</text:p>
      <text:p text:style-name="Preformatted_20_Text"/>
      <text:p text:style-name="Preformatted_20_Text"><text:s text:c="4"/>Return a string representation of this CashRegister.</text:p>
      <text:p text:style-name="Preformatted_20_Text"><text:s text:c="4"/></text:p>
      <text:p text:style-name="Preformatted_20_Text"><text:s text:c="4"/>&gt;&gt;&gt; reg1 = CashRegister(1, 2, 3, 4, 5)</text:p>
      <text:p text:style-name="Preformatted_20_Text"><text:s text:c="4"/>&gt;&gt;&gt; reg1.__str__()</text:p>
      <text:p text:style-name="Preformatted_20_Text"><text:s text:c="4"/>CashRegister: $160 ($1x1, $2x2, $5x3, $10x4, $20x5)</text:p>
      <text:p text:style-name="Preformatted_20_Text"><text:s text:c="4"/>"""</text:p>
      <text:p text:style-name="Preformatted_20_Text"/>
      <text:p text:style-name="Preformatted_20_Text"><text:s text:c="4"/>return 'CashRegister: $' + str(self.get_total()) + ' ($1x' +str(self.loonies) + \</text:p>
      <text:p text:style-name="Preformatted_20_Text"><text:s text:c="11"/>', $2x' + str(self.toonies) + ', $5x' + str(self.fives) + ', $10x' + \</text:p>
      <text:p text:style-name="Preformatted_20_Text"><text:s text:c="11"/>str(self.tens) + ', $20x' + str(self.twenties) + ')'</text:p>
      <text:p text:style-name="P2"><text:s text:c="4"/></text:p>
      <text:p text:style-name="Text_20_body">According to the type contract, the <text:span text:style-name="Source_20_Text">__str__</text:span> method takes a <text:span text:style-name="Source_20_Text">CashRegister</text:span> object and returns an <text:span text:style-name="Source_20_Text">str</text:span> object. If we run the <text:span text:style-name="Source_20_Text">CashRegister</text:span> module with the above <text:span text:style-name="Source_20_Text">__str__</text:span> method, we will get an error that says <text:span text:style-name="Source_20_Text">TypeError: Can't Convert 'int' object to str implicitly</text:span>. The problem is that we are <text:span text:style-name="T2">applying the </text:span><text:span text:style-name="Source_20_Text"><text:span text:style-name="T2">+</text:span></text:span><text:span text:style-name="T2"> operator to an </text:span><text:span text:style-name="Source_20_Text"><text:span text:style-name="T2">int</text:span></text:span><text:span text:style-name="T2"> and a </text:span><text:span text:style-name="Source_20_Text"><text:span text:style-name="T2">str</text:span></text:span><text:span text:style-name="T2">. T</text:span>hat can be fixed by calling function <text:span text:style-name="Source_20_Text">str</text:span> on the <text:span text:style-name="Source_20_Text">int</text:span>s to get string representations of them.. Here is the updated code: </text:p>
      <text:p text:style-name="Preformatted_20_Text"><text:soft-page-break/>def __str__(self):</text:p>
      <text:p text:style-name="Preformatted_20_Text"><text:s text:c="4"/>""" (CashRegister) -&gt; str</text:p>
      <text:p text:style-name="Preformatted_20_Text"/>
      <text:p text:style-name="Preformatted_20_Text"><text:s text:c="4"/>Return a string representation of this CashRegister.</text:p>
      <text:p text:style-name="Preformatted_20_Text"><text:s text:c="4"/></text:p>
      <text:p text:style-name="Preformatted_20_Text"><text:s text:c="4"/>&gt;&gt;&gt; reg1 = CashRegister(1, 2, 3, 4, 5)</text:p>
      <text:p text:style-name="Preformatted_20_Text"><text:s text:c="4"/>&gt;&gt;&gt; reg1.__str__()</text:p>
      <text:p text:style-name="Preformatted_20_Text"><text:s text:c="4"/>CashRegister: $160 ($1x1, $2x2, $5x3, $10x4, $20x5)</text:p>
      <text:p text:style-name="Preformatted_20_Text"><text:s text:c="4"/>"""</text:p>
      <text:p text:style-name="Preformatted_20_Text"/>
      <text:p text:style-name="Preformatted_20_Text"><text:s text:c="4"/>return 'CashRegister: $' + str(self.get_total()) + ' ($1x' + str(self.loonies) + \</text:p>
      <text:p text:style-name="Preformatted_20_Text"><text:s text:c="11"/>', $2x' + str(self.toonies) + ', $5x' + str(self.fives) + ', $10x' + \</text:p>
      <text:p text:style-name="Preformatted_20_Text"><text:s text:c="11"/>str(self.tens) + ', $20x' + str(self.twenties) + ')'</text:p>
      <text:p text:style-name="P2"><text:s text:c="4"/></text:p>
      <text:p text:style-name="Text_20_body">If we run the <text:span text:style-name="Source_20_Text">CashRegister</text:span> module now, we see that it runs without any problems. Now, if we print a <text:span text:style-name="Source_20_Text">CashRegister</text:span> object, here is what we get: </text:p>
      <text:p text:style-name="Preformatted_20_Text">&gt;&gt;&gt; cr1 = CashRegister(2, 0, 0, 0, 0)</text:p>
      <text:p text:style-name="Preformatted_20_Text">&gt;&gt;&gt; cr2 = CashRegister(0, 1, 0, 0, 0)</text:p>
      <text:p text:style-name="Preformatted_20_Text">&gt;&gt;&gt; print(cr1)</text:p>
      <text:p text:style-name="Preformatted_20_Text">CashRegister: $2 ($1x2, $2x0, $5x0, $10x0, $20x0)</text:p>
      <text:p text:style-name="Preformatted_20_Text">&gt;&gt;&gt; print(cr2)</text:p>
      <text:p text:style-name="Preformatted_20_Text">CashRegister: $2 ($1x0, $2x1, $5x0, $10x0, $20x0</text:p>
      <text:p text:style-name="P2"><text:s text:c="4"/></text:p>
      <text:p text:style-name="Text_20_body">However, notice that our current <text:span text:style-name="Source_20_Text">__str__</text:span> method looks long and messy. We can improve this by using the <text:span text:style-name="Source_20_Text">str.format</text:span> method call. </text:p>
      <text:h text:style-name="Heading_20_2" text:outline-level="2">Method <text:span text:style-name="Source_20_Text">str.format</text:span> </text:h>
      <text:p text:style-name="Text_20_body">The <text:span text:style-name="Source_20_Text">str.format</text:span> uses <text:span text:style-name="T1">placeholders</text:span>, which are locations in the string that we want to replace with actual values. These placeholders are curly braces with an integer between them. The placeholders correspond with the arguments passed to <text:span text:style-name="Source_20_Text">str.format</text:span> between the parentheses (as opposed to the argument to the left of the dot). Placeholder <text:span text:style-name="Source_20_Text">{0}</text:span> corresponds with the first argument, and <text:span text:style-name="Source_20_Text">{1}</text:span> corresponds with the second argument, and so on<office:annotation><dc:creator>Unknown Author</dc:creator><dc:date>2013-04-15T14:09:37.63</dc:date><text:p text:style-name="P11"><text:span text:style-name="T3">Placeholders are integers indicating the order in which we will substitute values</text:span></text:p></office:annotation>. Here is the updated <text:span text:style-name="Source_20_Text">__str__</text:span> method that uses <text:span text:style-name="Source_20_Text">str.format</text:span>: </text:p>
      <text:p text:style-name="Preformatted_20_Text">def __str__(self):</text:p>
      <text:p text:style-name="Preformatted_20_Text"><text:s text:c="4"/>""" (CashRegister) -&gt; str</text:p>
      <text:p text:style-name="Preformatted_20_Text"/>
      <text:p text:style-name="Preformatted_20_Text"><text:s text:c="4"/>Return a string representation of this CashRegister.</text:p>
      <text:p text:style-name="Preformatted_20_Text"><text:s text:c="4"/></text:p>
      <text:p text:style-name="Preformatted_20_Text"><text:s text:c="4"/>&gt;&gt;&gt; reg1 = CashRegister(1, 2, 3, 4, 5)</text:p>
      <text:p text:style-name="Preformatted_20_Text"><text:s text:c="4"/>&gt;&gt;&gt; reg1.__str__()</text:p>
      <text:p text:style-name="Preformatted_20_Text"><text:s text:c="4"/>CashRegister: $160 ($1x1, $2x2, $5x3, $10x4, $20x5)</text:p>
      <text:p text:style-name="Preformatted_20_Text"><text:s text:c="4"/>"""</text:p>
      <text:p text:style-name="Preformatted_20_Text"/>
      <text:p text:style-name="Preformatted_20_Text"><text:s text:c="4"/>return 'CashRegister: ' + \</text:p>
      <text:p text:style-name="Preformatted_20_Text"><text:s text:c="11"/>'${0} ($1x{1}, $2x{2}, $5x{3}, $10x{4}, $20x{5})'.format(</text:p>
      <text:p text:style-name="Preformatted_20_Text"><text:s text:c="15"/>self.get_total(), self.loonies, self.toonies,</text:p>
      <text:p text:style-name="Preformatted_20_Text"><text:s text:c="15"/>self.fives, self.tens, self.twenties)</text:p>
      <text:p text:style-name="P2"><text:s text:c="4"/></text:p>
      <text:p text:style-name="Text_20_body">In the above function, <text:span text:style-name="Source_20_Text">self.get_total()</text:span> corresponds with <text:span text:style-name="Source_20_Text">{0}</text:span>, <text:span text:style-name="Source_20_Text">self.loonies</text:span> corresponds with <text:span text:style-name="Source_20_Text">{1}</text:span>, and so on. </text:p>
      <text:h text:style-name="Heading_20_1" text:outline-level="1"><draw:frame draw:style-name="fr2" draw:name="graphics14" text:anchor-type="paragraph" svg:x="-1.66cm" svg:y="9.075cm" svg:width="20.322cm" svg:height="1.706cm" draw:z-index="13"><draw:image xlink:href="Pictures/2000000700005A3B000004736FF8D342.svm" xlink:type="simple" xlink:show="embed" xlink:actuate="onLoad"/></draw:frame><draw:frame draw:style-name="fr4" draw:name="graphics13" text:anchor-type="paragraph" svg:width="17cm" svg:height="8.876cm" draw:z-index="12"><draw:image xlink:href="Pictures/2000000700005CEB00002B6AF05B1AA7.svm" xlink:type="simple" xlink:show="embed" xlink:actuate="onLoad"/></draw:frame><text:soft-page-break/>Writing Classes That Interact</text:h>
      <text:p text:style-name="Text_20_body">You already know how to create your own types. Now, you will learn how to create two types that are related to each other. </text:p>
      <text:h text:style-name="Heading_20_2" text:outline-level="2">Class <text:span text:style-name="Source_20_Text">Song</text:span> </text:h>
      <text:p text:style-name="Text_20_body">We have already created a class <text:span text:style-name="Source_20_Text">Song</text:span>. As shown in the constructor, a <text:span text:style-name="Source_20_Text">Song</text:span> has an artist, a title, and a duration in minutes and seconds. Our <text:span text:style-name="Source_20_Text">Song</text:span> class also has an <text:span text:style-name="Source_20_Text">__str__</text:span> method that prints the name of the artist, the title, and duration of the song. </text:p>
      <text:p text:style-name="Preformatted_20_Text">class Song:</text:p>
      <text:p text:style-name="Preformatted_20_Text"><text:s text:c="4"/>"""A song."""</text:p>
      <text:p text:style-name="Preformatted_20_Text"/>
      <text:p text:style-name="Preformatted_20_Text"><text:s text:c="4"/>def __init__(self, artist, title, minutes, seconds):</text:p>
      <text:p text:style-name="Preformatted_20_Text"><text:s text:c="8"/>""" (Song, str, str, int, int) -&gt; NoneType</text:p>
      <text:p text:style-name="Preformatted_20_Text"/>
      <text:p text:style-name="Preformatted_20_Text"><text:s text:c="8"/>A Song with an artist, title, minutes, and seconds.</text:p>
      <text:p text:style-name="Preformatted_20_Text"/>
      <text:p text:style-name="Preformatted_20_Text"><text:s text:c="8"/>&gt;&gt;&gt; song = Song('Neil Young', 'Harvest Moon', 5, 3)</text:p>
      <text:p text:style-name="Preformatted_20_Text"><text:s text:c="8"/>&gt;&gt;&gt; song.artist</text:p>
      <text:p text:style-name="Preformatted_20_Text"><text:s text:c="8"/>'Neil'</text:p>
      <text:p text:style-name="Preformatted_20_Text"><text:s text:c="8"/>&gt;&gt;&gt; song.title</text:p>
      <text:p text:style-name="Preformatted_20_Text"><text:s text:c="8"/>'Harvest Moon'</text:p>
      <text:p text:style-name="Preformatted_20_Text"><text:s text:c="8"/>&gt;&gt;&gt; song.minutes</text:p>
      <text:p text:style-name="Preformatted_20_Text"><text:s text:c="8"/>5</text:p>
      <text:p text:style-name="Preformatted_20_Text"><text:s text:c="8"/>&gt;&gt;&gt; song.seconds</text:p>
      <text:p text:style-name="Preformatted_20_Text"><text:s text:c="8"/>3</text:p>
      <text:p text:style-name="Preformatted_20_Text"><text:s text:c="8"/>"""</text:p>
      <text:p text:style-name="Preformatted_20_Text"/>
      <text:p text:style-name="Preformatted_20_Text"><text:s text:c="8"/>self.title = title</text:p>
      <text:p text:style-name="Preformatted_20_Text"><text:s text:c="8"/>self.artist = artist</text:p>
      <text:p text:style-name="Preformatted_20_Text"><text:s text:c="8"/>self.minutes = minutes</text:p>
      <text:p text:style-name="Preformatted_20_Text"><text:s text:c="8"/>self.seconds = seconds</text:p>
      <text:p text:style-name="Preformatted_20_Text"><text:soft-page-break/></text:p>
      <text:p text:style-name="Preformatted_20_Text"><text:s text:c="4"/>def __str__(self):</text:p>
      <text:p text:style-name="Preformatted_20_Text"><text:s text:c="8"/>""" (Song) -&gt; str</text:p>
      <text:p text:style-name="Preformatted_20_Text"/>
      <text:p text:style-name="Preformatted_20_Text"><text:s text:c="8"/>Return a string representation of this song.</text:p>
      <text:p text:style-name="Preformatted_20_Text"/>
      <text:p text:style-name="Preformatted_20_Text"><text:s text:c="8"/>&gt;&gt;&gt; song = Song('Neil Young', 'Harvest Moon', 5, 3)</text:p>
      <text:p text:style-name="Preformatted_20_Text"><text:s text:c="8"/>&gt;&gt;&gt; str(song)</text:p>
      <text:p text:style-name="Preformatted_20_Text"><text:s text:c="8"/>'Neil Young, Harvest Moon (5:03)'</text:p>
      <text:p text:style-name="Preformatted_20_Text"><text:s text:c="8"/>"""</text:p>
      <text:p text:style-name="Preformatted_20_Text"/>
      <text:p text:style-name="Preformatted_20_Text"><text:s text:c="8"/>return self.artist + ', ' + self.title + ' (' + str(self.minutes) \</text:p>
      <text:p text:style-name="Preformatted_20_Text"><text:s text:c="12"/>+ ':' + str(self.seconds).rjust(2, '0') + ')'</text:p>
      <text:p text:style-name="Preformatted_20_Text"/>
      <text:p text:style-name="Preformatted_20_Text">if __name__ == '__main__':</text:p>
      <text:p text:style-name="Preformatted_20_Text"/>
      <text:p text:style-name="Preformatted_20_Text"><text:s text:c="4"/>s1 = Song("Neil Young", "Harvest Moon", 5, 3)</text:p>
      <text:p text:style-name="Preformatted_20_Text"><text:s text:c="4"/>s2 = Song("Serena Ryder", "Stompa", 3, 15)</text:p>
      <text:p text:style-name="Preformatted_20_Text"/>
      <text:p text:style-name="Preformatted_20_Text"><text:s text:c="4"/>print(s1)</text:p>
      <text:p text:style-name="Preformatted_20_Text"><text:s text:c="4"/>print(s2)</text:p>
      <text:p text:style-name="P2"><text:s text:c="8"/></text:p>
      <text:p text:style-name="Text_20_body">If we run the above module, here is the output: </text:p>
      <text:p text:style-name="Preformatted_20_Text">&gt;&gt;&gt;</text:p>
      <text:p text:style-name="Preformatted_20_Text">Neil Young, Harvest Moon (5:03)</text:p>
      <text:p text:style-name="Preformatted_20_Text">Serena Ryder, Stompa (3:15)</text:p>
      <text:p text:style-name="Preformatted_20_Text">&gt;&gt;&gt; </text:p>
      <text:p text:style-name="P2"><text:s text:c="8"/></text:p>
      <text:h text:style-name="Heading_20_2" text:outline-level="2">Class <text:span text:style-name="Source_20_Text">Playlist</text:span> </text:h>
      <text:p text:style-name="Text_20_body">Now, we want to create a new class called <text:span text:style-name="Source_20_Text">Playlist</text:span> that will keep track of a playlist of songs. Initially, the <text:span text:style-name="Source_20_Text">Playlist</text:span> object will have a title, but will not contain any songs. Therefore, the constructor will only take as input the name of the <text:span text:style-name="Source_20_Text">Playlist</text:span>. The constructor will create an empty list for the songs. Next, we create an <text:span text:style-name="Source_20_Text">add</text:span> method that adds songs to the <text:span text:style-name="Source_20_Text">Playlist</text:span>. Here is the code so far: </text:p>
      <text:p text:style-name="Preformatted_20_Text">import song <text:s text:c="4"/></text:p>
      <text:p text:style-name="Preformatted_20_Text"/>
      <text:p text:style-name="Preformatted_20_Text">class Playlist:</text:p>
      <text:p text:style-name="Preformatted_20_Text"/>
      <text:p text:style-name="Preformatted_20_Text"><text:s text:c="4"/>def __init__(self, title):</text:p>
      <text:p text:style-name="Preformatted_20_Text"><text:s text:c="8"/>""" (Playlist, str) -&gt; NoneType</text:p>
      <text:p text:style-name="Preformatted_20_Text"/>
      <text:p text:style-name="Preformatted_20_Text"><text:s text:c="8"/>&gt;&gt;&gt; playlist = Playlist('Canadian Artists')</text:p>
      <text:p text:style-name="Preformatted_20_Text"><text:s text:c="8"/>&gt;&gt;&gt; playlist.title</text:p>
      <text:p text:style-name="Preformatted_20_Text"><text:s text:c="8"/>'Canadian Artists'</text:p>
      <text:p text:style-name="Preformatted_20_Text"><text:s text:c="8"/>&gt;&gt;&gt; playlist.songs</text:p>
      <text:p text:style-name="Preformatted_20_Text"><text:s text:c="8"/>[]</text:p>
      <text:p text:style-name="Preformatted_20_Text"><text:s text:c="8"/>"""</text:p>
      <text:p text:style-name="Preformatted_20_Text"/>
      <text:p text:style-name="Preformatted_20_Text"><text:s text:c="8"/>self.title = title</text:p>
      <text:p text:style-name="Preformatted_20_Text"><text:s text:c="8"/>self.songs = []</text:p>
      <text:p text:style-name="Preformatted_20_Text"/>
      <text:p text:style-name="Preformatted_20_Text"><text:s text:c="4"/>def add(self, song):</text:p>
      <text:p text:style-name="Preformatted_20_Text"><text:s text:c="8"/>""" (Playlist, Song) -&gt; NoneType</text:p>
      <text:p text:style-name="Preformatted_20_Text"/>
      <text:p text:style-name="Preformatted_20_Text"><text:s text:c="8"/>Add song to this playlist.</text:p>
      <text:p text:style-name="Preformatted_20_Text"/>
      <text:p text:style-name="Preformatted_20_Text"><text:soft-page-break/><text:s text:c="8"/>&gt;&gt;&gt; stompa = song.Song("Serena Ryder", "Stompa", 3, 15)</text:p>
      <text:p text:style-name="Preformatted_20_Text"><text:s text:c="8"/>&gt;&gt;&gt; playlist = Playlist('Canadian Artists')</text:p>
      <text:p text:style-name="Preformatted_20_Text"><text:s text:c="8"/>&gt;&gt;&gt; playlist.add_song(stompa)</text:p>
      <text:p text:style-name="Preformatted_20_Text"><text:s text:c="8"/>&gt;&gt;&gt; playlist.songs</text:p>
      <text:p text:style-name="Preformatted_20_Text"><text:s text:c="8"/>[stompa]</text:p>
      <text:p text:style-name="Preformatted_20_Text"><text:s text:c="8"/>"""</text:p>
      <text:p text:style-name="Preformatted_20_Text"/>
      <text:p text:style-name="Preformatted_20_Text"><text:s text:c="8"/>self.songs.append(song)</text:p>
      <text:p text:style-name="Preformatted_20_Text"><text:s text:c="8"/></text:p>
      <text:p text:style-name="Preformatted_20_Text">if __name__ == '__main__':</text:p>
      <text:p text:style-name="Preformatted_20_Text"><text:s text:c="4"/>import doctest</text:p>
      <text:p text:style-name="Preformatted_20_Text"><text:s text:c="4"/>doctest.testmod()</text:p>
      <text:p text:style-name="P2"><draw:frame draw:style-name="fr4" draw:name="graphics15" text:anchor-type="paragraph" svg:width="17cm" svg:height="9.054cm" draw:z-index="14"><draw:image xlink:href="Pictures/2000000700004F2C00002A2C80F143E6.svm" xlink:type="simple" xlink:show="embed" xlink:actuate="onLoad"/></draw:frame> <text:s text:c="3"/></text:p>
      <text:p text:style-name="P2"><draw:frame draw:style-name="fr2" draw:name="graphics16" text:anchor-type="paragraph" svg:x="-1.554cm" svg:y="0cm" svg:width="19.052cm" svg:height="1.977cm" draw:z-index="15"><draw:image xlink:href="Pictures/2000000700005F81000004F70E658854.svm" xlink:type="simple" xlink:show="embed" xlink:actuate="onLoad"/></draw:frame></text:p>
      <text:p text:style-name="P2"><text:s text:c="4"/></text:p>
      <text:p text:style-name="Text_20_body">Notice that we <text:span text:style-name="Source_20_Text">import song</text:span>, so that we can use class <text:span text:style-name="Source_20_Text">Song</text:span> it in our new class. If we run the above module, we will get no output, which means that the <text:span text:style-name="Source_20_Text">doctest</text:span> passed. Now, let us create a new method that returns the total duration of all the <text:span text:style-name="Source_20_Text">Song</text:span> objects in the <text:span text:style-name="Source_20_Text">Playlist</text:span>. The return type of the <text:span text:style-name="Source_20_Text">get_duration</text:span> method will be a tuple of minutes and seconds. Here is the code for <text:span text:style-name="Source_20_Text">get_duration</text:span>: </text:p>
      <text:p text:style-name="Preformatted_20_Text">def get_duration(self):</text:p>
      <text:p text:style-name="Preformatted_20_Text"><text:s text:c="4"/>""" (Playlist) -&gt; (int, int)</text:p>
      <text:p text:style-name="Preformatted_20_Text"/>
      <text:p text:style-name="Preformatted_20_Text"><text:s text:c="4"/>Return the duration of this playlist as tuple of minutes and</text:p>
      <text:p text:style-name="Preformatted_20_Text"><text:s text:c="4"/>seconds.</text:p>
      <text:p text:style-name="Preformatted_20_Text"/>
      <text:p text:style-name="Preformatted_20_Text"><text:s text:c="4"/>&gt;&gt;&gt; playlist = Playlist('Canadian Artists')</text:p>
      <text:p text:style-name="Preformatted_20_Text"><text:s text:c="4"/>&gt;&gt;&gt; playlist.add(song.Song('Neil Young', 'Harvest Moon', 5, 3))</text:p>
      <text:p text:style-name="Preformatted_20_Text"><text:s text:c="4"/>&gt;&gt;&gt; playlist.add(song.Song('Serena Ryder', 'Stompa', 3, 15)</text:p>
      <text:p text:style-name="Preformatted_20_Text"><text:s text:c="4"/>&gt;&gt;&gt; playlist.duration()</text:p>
      <text:p text:style-name="Preformatted_20_Text"><text:soft-page-break/><text:s text:c="4"/>(8, 18)</text:p>
      <text:p text:style-name="Preformatted_20_Text"><text:s text:c="4"/>"""</text:p>
      <text:p text:style-name="Preformatted_20_Text"/>
      <text:p text:style-name="Preformatted_20_Text"><text:s text:c="4"/>total_minutes = 0</text:p>
      <text:p text:style-name="Preformatted_20_Text"><text:s text:c="4"/>total_seconds = 0</text:p>
      <text:p text:style-name="Preformatted_20_Text"/>
      <text:p text:style-name="Preformatted_20_Text"><text:s text:c="4"/>for song in self.songs:</text:p>
      <text:p text:style-name="Preformatted_20_Text"><text:s text:c="8"/>total_minutes = total_minutes + song.minutes</text:p>
      <text:p text:style-name="Preformatted_20_Text"><text:s text:c="8"/>total_seconds = total_minutes + song.seconds</text:p>
      <text:p text:style-name="Preformatted_20_Text"/>
      <text:p text:style-name="Preformatted_20_Text"><text:s text:c="4"/>return (total_minutes, <text:s/>total_seconds)</text:p>
      <text:p text:style-name="P2"><text:s text:c="8"/></text:p>
      <text:p text:style-name="Text_20_body">We use two accumulators: one to keep track of the sum of the minutes for all songs in the playlist, and another one to keep track of the sum of the seconds for all songs in the playlist. We look up a song's length using its <text:span text:style-name="Source_20_Text">seconds</text:span> and <text:span text:style-name="Source_20_Text">minutes</text:span> instance variables. The <text:span text:style-name="Source_20_Text">for</text:span> loop loops over all the <text:span text:style-name="Source_20_Text">song</text:span> objects in the playlist (in the <text:span text:style-name="Source_20_Text">songs</text:span> instance variable), and for each <text:span text:style-name="Source_20_Text">Song</text:span> object, its <text:span text:style-name="Source_20_Text">minutes</text:span> and <text:span text:style-name="Source_20_Text">seconds</text:span> are added to the appropriate accumulator. </text:p>
      <text:p text:style-name="Text_20_body">Once the loop has finished executing, the total number of minutes and seconds is returned. However, it is possible for the total number of seconds for all the songs to be greater than 60. For instance, assume a song that is 3:35 (3 minutes and 35 seconds) long, and another song that is 2:50 (2 minutes and 50 seconds) long. If we simply add these two songs just as the above <text:span text:style-name="Source_20_Text">get_duration</text:span> method does, we will get a tuple (5, 85) or 5 minutes and 85 seconds. However, this is not a nice way to report the total duration of the songs. The correct thing to do is to return (6, 25). This can be acheived by removing 60 seconds from the seconds accumulator, and adding it to the minutes accumulator. We'll update the expression returned by the method: </text:p>
      <text:p text:style-name="Preformatted_20_Text">def get_duration(self):</text:p>
      <text:p text:style-name="Preformatted_20_Text"><text:s text:c="4"/>""" (Playlist) -&gt; (int, int)</text:p>
      <text:p text:style-name="Preformatted_20_Text"/>
      <text:p text:style-name="Preformatted_20_Text"><text:s text:c="4"/>Return the duration of this playlist as tuple of minutes and</text:p>
      <text:p text:style-name="Preformatted_20_Text"><text:s text:c="4"/>seconds.</text:p>
      <text:p text:style-name="Preformatted_20_Text"/>
      <text:p text:style-name="Preformatted_20_Text"><text:s text:c="4"/>&gt;&gt;&gt; playlist = Playlist('Canadian Artists')</text:p>
      <text:p text:style-name="Preformatted_20_Text"><text:s text:c="4"/>&gt;&gt;&gt; playlist.add(song.Song('Neil Young', 'Harvest Moon', 5, 3))</text:p>
      <text:p text:style-name="Preformatted_20_Text"><text:s text:c="4"/>&gt;&gt;&gt; playlist.add(song.Song('Serena Ryder', 'Stompa', 3, 15)</text:p>
      <text:p text:style-name="Preformatted_20_Text"><text:s text:c="4"/>&gt;&gt;&gt; playlist.duration()</text:p>
      <text:p text:style-name="Preformatted_20_Text"><text:s text:c="4"/>(8, 18)</text:p>
      <text:p text:style-name="Preformatted_20_Text"><text:s text:c="4"/>"""</text:p>
      <text:p text:style-name="Preformatted_20_Text"/>
      <text:p text:style-name="Preformatted_20_Text"><text:s text:c="4"/>total_minutes = 0</text:p>
      <text:p text:style-name="Preformatted_20_Text"><text:s text:c="4"/>total_seconds = 0</text:p>
      <text:p text:style-name="Preformatted_20_Text"/>
      <text:p text:style-name="Preformatted_20_Text"><text:s text:c="4"/>for song in self.songs:</text:p>
      <text:p text:style-name="Preformatted_20_Text"><text:s text:c="8"/>total_minutes += song.minutes</text:p>
      <text:p text:style-name="Preformatted_20_Text"><text:s text:c="8"/>total_seconds += song.seconds</text:p>
      <text:p text:style-name="Preformatted_20_Text"/>
      <text:p text:style-name="Preformatted_20_Text"><text:s text:c="4"/>return (total_minutes + total_seconds // 60<office:annotation><dc:creator>Unknown Author</dc:creator><dc:date>2013-04-15T14:47:54.78</dc:date><text:p text:style-name="P11"><text:span text:style-name="T3">Takes any full minutes out of the total seconds</text:span></text:p></office:annotation>, <text:s/>total_seconds % 60<office:annotation><dc:creator>Unknown Author</dc:creator><dc:date>2013-04-15T14:48:11.90</dc:date><text:p text:style-name="P11"><text:span text:style-name="T3">Leaves the number of seconds less than a minute</text:span></text:p></office:annotation>)</text:p>
      <text:p text:style-name="P2"><text:s text:c="4"/></text:p>
      <text:p text:style-name="Text_20_body">Finally, we will write a <text:span text:style-name="Source_20_Text">__str__</text:span> method in order to have a nice output when the <text:span text:style-name="Source_20_Text">print</text:span> function is called on our <text:span text:style-name="Source_20_Text">Playlist</text:span> object: </text:p>
      <text:p text:style-name="Preformatted_20_Text">def __str__(self):</text:p>
      <text:p text:style-name="Preformatted_20_Text"><text:s text:c="4"/>""" (Song) -&gt; str</text:p>
      <text:p text:style-name="Preformatted_20_Text"/>
      <text:p text:style-name="Preformatted_20_Text"><text:s text:c="4"/>Return a string representation of this playlist.</text:p>
      <text:p text:style-name="Preformatted_20_Text"/>
      <text:p text:style-name="Preformatted_20_Text"><text:s text:c="4"/>&gt;&gt;&gt; playlist = Playlist('Canadian Artists')</text:p>
      <text:p text:style-name="Preformatted_20_Text"><text:s text:c="4"/>&gt;&gt;&gt; playlist.add(song.Song('Neil Young', 'Harvest Moon', 5, 3))</text:p>
      <text:p text:style-name="Preformatted_20_Text"><text:soft-page-break/><text:s text:c="4"/>&gt;&gt;&gt; playlist.add(song.Song('Serena Ryder', 'Stompa', 3, 15)</text:p>
      <text:p text:style-name="Preformatted_20_Text"><text:s text:c="4"/>'''Canadian Artists (8:18)</text:p>
      <text:p text:style-name="Preformatted_20_Text"><text:s text:c="4"/>1. Neil Young, Harvest Moon (5:03)</text:p>
      <text:p text:style-name="Preformatted_20_Text"><text:s text:c="4"/>2. Serena Ryder, Stompa (3:15)'''</text:p>
      <text:p text:style-name="Preformatted_20_Text"><text:s text:c="4"/>"""</text:p>
      <text:p text:style-name="Preformatted_20_Text"/>
      <text:p text:style-name="Preformatted_20_Text"><text:s text:c="4"/>duration = self.get_duration()</text:p>
      <text:p text:style-name="Preformatted_20_Text"><text:s text:c="4"/>minutes = str(duration[0])</text:p>
      <text:p text:style-name="Preformatted_20_Text"><text:s text:c="4"/>seconds = str(duration[1]).rjust(2, '0')<office:annotation><dc:creator>Unknown Author</dc:creator><dc:date>2013-04-15T14:58:40.58</dc:date><text:p text:style-name="P11"><text:span text:style-name="T3">Use of rjust makes sure that seconds always has a length of 2; if the number is a single digit, this places a 0 to the left of that digit</text:span></text:p></office:annotation></text:p>
      <text:p text:style-name="Preformatted_20_Text"/>
      <text:p text:style-name="Preformatted_20_Text"><text:s text:c="4"/>result = self.title + ' (' + minutes + ':' + seconds + ')'</text:p>
      <text:p text:style-name="Preformatted_20_Text"/>
      <text:p text:style-name="Preformatted_20_Text"><text:s text:c="4"/># Append the songs in the playlist.</text:p>
      <text:p text:style-name="Preformatted_20_Text"><text:s text:c="4"/>song_num = 1</text:p>
      <text:p text:style-name="Preformatted_20_Text"><text:s text:c="4"/>for song in self.songs:</text:p>
      <text:p text:style-name="Preformatted_20_Text"><text:s text:c="8"/>result = result + '\n' <office:annotation><dc:creator>Unknown Author</dc:creator><dc:date>2013-04-15T15:00:15.32</dc:date><text:p text:style-name="P11"><text:span text:style-name="T3">Newline ensures that each song description is on its own line</text:span></text:p></office:annotation>+ str(song_num)<office:annotation><dc:creator>Unknown Author</dc:creator><dc:date>2013-04-15T15:00:59.10</dc:date><text:p text:style-name="P11"><text:span text:style-name="T3">Numbers the songs in the playlist</text:span></text:p></office:annotation> + '. ' + str(song)</text:p>
      <text:p text:style-name="Preformatted_20_Text"><text:s text:c="8"/>song_num = song_num + 1</text:p>
      <text:p text:style-name="Preformatted_20_Text"/>
      <text:p text:style-name="Preformatted_20_Text"><text:s text:c="4"/>return result</text:p>
      <text:p text:style-name="P2"><text:s text:c="4"/></text:p>
      <text:p text:style-name="Text_20_body">In the above <text:span text:style-name="Source_20_Text">__str__</text:span> method, we first gather general data about the playlist, and then move on to get information for each individual song by calling <text:span text:style-name="Source_20_Text">str</text:span>, which uses <text:span text:style-name="Source_20_Text">Song</text:span>'s <text:span text:style-name="Source_20_Text">__str__</text:span> method. Notice that for the string representation of <text:span text:style-name="Source_20_Text">seconds</text:span>, we perform <text:span text:style-name="Source_20_Text">rjust</text:span>. Here is an example of how we'll use it: </text:p>
      <text:p text:style-name="Preformatted_20_Text">&gt;&gt;&gt; '3'.rjust(2,'0')</text:p>
      <text:p text:style-name="Preformatted_20_Text">'03'</text:p>
      <text:p text:style-name="Preformatted_20_Text">&gt;&gt;&gt; '14'.rjust(2, '0')</text:p>
      <text:p text:style-name="Preformatted_20_Text">'14'</text:p>
      <text:p text:style-name="P2"><text:s text:c="4"/></text:p>
      <text:p text:style-name="Text_20_body">Essentially, <text:span text:style-name="Source_20_Text">rjust</text:span> makes sure that the string has exactly two characters. If it doesn't, then <text:span text:style-name="Source_20_Text">rjust</text:span> will add as many <text:span text:style-name="Source_20_Text">0</text:span>s as necessary to the beginning of the string in order to make its length 2. Finally, in <text:span text:style-name="Source_20_Text">__str__</text:span>, we create a variable <text:span text:style-name="Source_20_Text">result</text:span> that will contain the name of the playlist and the total duration of all the songs in the playlist. Next, we add the name and duration of each individual song to the <text:span text:style-name="Source_20_Text">result</text:span> variable. Notice that we keep of track of the number of songs with the variable <text:span text:style-name="Source_20_Text">song_num</text:span>; this varialbe will be used for the string representation of the <text:span text:style-name="Source_20_Text">Playlist</text:span> object. Finally, <text:span text:style-name="Source_20_Text">__str__</text:span> will return the <text:span text:style-name="Source_20_Text">result</text:span> string we created. </text:p>
      <text:p text:style-name="Text_20_body">The last thing we will do is create our main program: </text:p>
      <text:p text:style-name="Preformatted_20_Text">if __name__ == '__main__':</text:p>
      <text:p text:style-name="Preformatted_20_Text"/>
      <text:p text:style-name="Preformatted_20_Text"><text:s text:c="4"/>playlist = Playlist('Canadian Artists')</text:p>
      <text:p text:style-name="Preformatted_20_Text"><text:s text:c="4"/>playlist.add(song.Song("Neil Young", "Harvest Moon", 5, 3))</text:p>
      <text:p text:style-name="Preformatted_20_Text"><text:s text:c="4"/>playlist.add(song.Song("Serena Ryder", "Stompa", 3, 15))</text:p>
      <text:p text:style-name="Preformatted_20_Text"><text:s text:c="4"/>playlist.add(song.Song("Stompin' Tom Connors", "The Hockey Song", 2, 17))</text:p>
      <text:p text:style-name="Preformatted_20_Text"/>
      <text:p text:style-name="Preformatted_20_Text"><text:s text:c="4"/>print(playlist)</text:p>
      <text:p text:style-name="P2"><text:s text:c="4"/></text:p>
      <text:p text:style-name="Text_20_body">If we run the <text:span text:style-name="Source_20_Text">Playlist</text:span> module, the output will be: </text:p>
      <text:p text:style-name="Preformatted_20_Text">&gt;&gt;&gt;</text:p>
      <text:p text:style-name="Preformatted_20_Text">Canadian Artists (10:35)</text:p>
      <text:p text:style-name="Preformatted_20_Text">1. Serena Ryder, Stompa (3:15)</text:p>
      <text:p text:style-name="Preformatted_20_Text">2. Neil Young, Harvest Moon (5:03)</text:p>
      <text:p text:style-name="Preformatted_20_Text">3. Stompin' Tom Connors, The Hockey Song (2:17)</text:p>
      <text:p text:style-name="Preformatted_20_Text">&gt;&gt;&gt;</text:p>
      <text:p text:style-name="P2"><text:s text:c="4"/></text:p>
      <text:p text:style-name="P2"><draw:frame draw:style-name="fr3" draw:name="graphics17" text:anchor-type="paragraph" svg:width="18.817cm" svg:height="9.264cm" draw:z-index="16"><draw:image xlink:href="Pictures/2000000700005FD00000293EE98880CC.svm" xlink:type="simple" xlink:show="embed" xlink:actuate="onLoad"/></draw:frame><draw:frame draw:style-name="fr2" draw:name="graphics18" text:anchor-type="paragraph" svg:x="-1.739cm" svg:y="9.128cm" svg:width="20.426cm" svg:height="2.755cm" draw:z-index="17"><draw:image xlink:href="Pictures/200000070000614200000860F5CA784E.svm" xlink:type="simple" xlink:show="embed" xlink:actuate="onLoad"/></draw:frame><text:soft-page-break/></text:p>
      <text:p text:style-name="P2"><draw:frame draw:style-name="fr3" draw:name="graphics19" text:anchor-type="paragraph" svg:width="19.32cm" svg:height="10.848cm" draw:z-index="18"><draw:image xlink:href="Pictures/200000070000600500002F08FB15E1D9.svm" xlink:type="simple" xlink:show="embed" xlink:actuate="onLoad"/></draw:frame><draw:frame draw:style-name="fr2" draw:name="graphics20" text:anchor-type="paragraph" svg:x="-0.885cm" svg:y="11.042cm" svg:width="19.937cm" svg:height="1.949cm" draw:z-index="19"><draw:image xlink:href="Pictures/2000000700005E92000005116F247319.svm" xlink:type="simple" xlink:show="embed" xlink:actuate="onLoad"/></draw:frame></text:p>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3T18:12:18.23</meta:creation-date>
    <dc:date>2013-04-15T15:07:47.87</dc:date>
    <meta:editing-duration>PT2H7M14S</meta:editing-duration>
    <meta:editing-cycles>33</meta:editing-cycles>
    <meta:generator>OpenOffice.org/3.4$Win32 OpenOffice.org_project/340m1$Build-9590</meta:generator>
    <meta:document-statistic meta:table-count="18" meta:image-count="20" meta:object-count="0" meta:page-count="18" meta:paragraph-count="425" meta:word-count="3276" meta:character-count="21618"/>
  </office:meta>
</office:document-meta>
</file>